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0.2701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ffff00" fo:wrap-option="wrap" style:vertical-align="automatic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>
      <style:table-cell-properties fo:background-color="#ff972f"/>
    </style:style>
    <style:style style:name="gr1" style:family="graphic" style:parent-style-name="Default">
      <style:graphic-properties draw:textarea-horizontal-align="justify" draw:textarea-vertical-align="middle" draw:auto-grow-height="false" fo:min-height="0.1917in" fo:min-width="1.0728in" loext:decorative="false"/>
      <style:paragraph-properties style:writing-mode="lr-tb"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1917in" fo:min-width="0.2882in" loext:decorative="false"/>
      <style:paragraph-properties style:writing-mode="lr-tb" fo:text-align="center"/>
    </style:style>
    <style:style style:name="gr3" style:family="graphic" style:parent-style-name="Default">
      <style:graphic-properties draw:textarea-horizontal-align="justify" draw:textarea-vertical-align="middle" draw:auto-grow-height="false" fo:min-height="0.1917in" fo:min-width="1.3425in" loext:decorative="false"/>
      <style:paragraph-properties style:writing-mode="lr-tb"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1917in" fo:min-width="0.7969in" loext:decorative="false"/>
      <style:paragraph-properties style:writing-mode="lr-tb"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0.1917in" fo:min-width="0.5689in" loext:decorative="false"/>
      <style:paragraph-properties style:writing-mode="lr-tb" fo:text-align="center"/>
    </style:style>
    <style:style style:name="gr6" style:family="graphic" style:parent-style-name="Default">
      <style:graphic-properties draw:textarea-horizontal-align="justify" draw:textarea-vertical-align="middle" draw:auto-grow-height="false" fo:min-height="0.1917in" fo:min-width="0.828in" loext:decorative="false"/>
      <style:paragraph-properties style:writing-mode="lr-tb" fo:text-align="center"/>
    </style:style>
    <style:style style:name="gr7" style:family="graphic" style:parent-style-name="Default">
      <style:graphic-properties draw:textarea-horizontal-align="justify" draw:textarea-vertical-align="middle" draw:auto-grow-height="false" fo:min-height="0.1917in" fo:min-width="4.5681in" loext:decorative="false"/>
      <style:paragraph-properties style:writing-mode="lr-tb" fo:text-align="center"/>
    </style:style>
    <style:style style:name="gr8" style:family="graphic" style:parent-style-name="Default">
      <style:graphic-properties draw:textarea-horizontal-align="justify" draw:textarea-vertical-align="middle" draw:auto-grow-height="false" fo:min-height="0.1917in" fo:min-width="1.363in" loext:decorative="false"/>
      <style:paragraph-properties style:writing-mode="lr-tb" fo:text-align="center"/>
    </style:style>
    <style:style style:name="gr9" style:family="graphic" style:parent-style-name="Default">
      <style:graphic-properties draw:textarea-horizontal-align="justify" draw:textarea-vertical-align="middle" draw:auto-grow-height="false" fo:min-height="0.1917in" fo:min-width="2.163in" loext:decorative="false"/>
      <style:paragraph-properties style:writing-mode="lr-tb" fo:text-align="center"/>
    </style:style>
    <style:style style:name="gr10" style:family="graphic" style:parent-style-name="Default">
      <style:graphic-properties draw:textarea-horizontal-align="justify" draw:textarea-vertical-align="middle" draw:auto-grow-height="false" fo:min-height="0.1917in" fo:min-width="3.7677in" loext:decorative="false"/>
      <style:paragraph-properties style:writing-mode="lr-tb" fo:text-align="center"/>
    </style:style>
    <style:style style:name="gr11" style:family="graphic" style:parent-style-name="Default">
      <style:graphic-properties draw:textarea-horizontal-align="justify" draw:textarea-vertical-align="middle" draw:auto-grow-height="false" fo:min-height="0.1917in" fo:min-width="4.3189in" loext:decorative="false"/>
      <style:paragraph-properties style:writing-mode="lr-tb" fo:text-align="center"/>
    </style:style>
    <style:style style:name="gr12" style:family="graphic" style:parent-style-name="Default">
      <style:graphic-properties draw:textarea-horizontal-align="justify" draw:textarea-vertical-align="middle" draw:auto-grow-height="false" fo:min-height="0.1917in" fo:min-width="1.8878in" loext:decorative="false"/>
      <style:paragraph-properties style:writing-mode="lr-tb"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shapes>
          <draw:custom-shape draw:z-index="0" draw:name="Shape 1" draw:style-name="gr1" draw:text-style-name="P1" svg:width="1.0728in" svg:height="0.1917in" svg:x="4.4457in" svg:y="0.2646in">
            <text:p text:style-name="P1">1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10" table:default-cell-style-name="ce7"/>
        <table:table-column table:style-name="co5" table:number-columns-repeated="16271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6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6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6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6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6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6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6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6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6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6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6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6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6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7" table:number-columns-repeated="1627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6"/>
          <table:table-cell table:style-name="Default">
            <draw:custom-shape draw:z-index="2" draw:name="Shape 3" draw:style-name="gr2" draw:text-style-name="P1" svg:width="0.2882in" svg:height="0.1917in" svg:x="0.2571in" svg:y="0.0976in">
              <text:p text:style-name="P1">3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>
            <draw:custom-shape draw:z-index="3" draw:name="Shape 4" draw:style-name="gr3" draw:text-style-name="P1" svg:width="1.3425in" svg:height="0.1917in" svg:x="0.2622in" svg:y="0.0098in">
              <text:p text:style-name="P1">4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4"/>
          <table:table-cell table:style-name="Default">
            <draw:custom-shape draw:z-index="5" draw:name="Shape 6" draw:style-name="gr4" draw:text-style-name="P1" svg:width="0.7969in" svg:height="0.1917in" svg:x="0.2346in" svg:y="0.0047in">
              <text:p text:style-name="P1">6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11"/>
          <table:table-cell table:style-name="Default">
            <draw:custom-shape draw:z-index="6" draw:name="Shape 7" draw:style-name="gr2" draw:text-style-name="P1" svg:width="0.2882in" svg:height="0.1917in" svg:x="0.2461in" svg:y="0.087in">
              <text:p text:style-name="P1">7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/>
          <table:table-cell table:style-name="Default">
            <draw:custom-shape draw:z-index="7" draw:name="Shape 8" draw:style-name="gr5" draw:text-style-name="P1" svg:width="0.5689in" svg:height="0.1917in" svg:x="0.0236in" svg:y="0.0902in">
              <text:p text:style-name="P1">8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5"/>
          <table:table-cell table:number-columns-repeated="78"/>
          <table:table-cell table:style-name="ce7" table:number-columns-repeated="1627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>
            <draw:custom-shape draw:z-index="1" draw:name="Shape 2" draw:style-name="gr6" draw:text-style-name="P1" svg:width="0.828in" svg:height="0.1917in" svg:x="0.2622in" svg:y="0.0154in">
              <text:p text:style-name="P1">2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4"/>
          <table:table-cell table:style-name="Default">
            <draw:custom-shape draw:z-index="10" draw:name="Shape 11" draw:style-name="gr7" draw:text-style-name="P1" svg:width="4.5681in" svg:height="0.1917in" svg:x="0.2571in" svg:y="0.0047in">
              <text:p text:style-name="P1">11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6"/>
          <table:table-cell table:style-name="Default">
            <draw:custom-shape draw:z-index="12" draw:name="Shape 13" draw:style-name="gr8" draw:text-style-name="P1" svg:width="1.363in" svg:height="0.1917in" svg:x="0.2488in" svg:y="0.1531in">
              <text:p text:style-name="P1">13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7"/>
          <table:table-cell table:number-columns-repeated="78"/>
          <table:table-cell table:style-name="ce7" table:number-columns-repeated="1627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;102</text:p>
          </table:table-cell>
          <table:table-cell table:style-name="Default">
            <draw:custom-shape draw:z-index="8" draw:name="Shape 9" draw:style-name="gr9" draw:text-style-name="P1" svg:width="2.163in" svg:height="0.1917in" svg:x="0.0031in" svg:y="0.1807in">
              <text:p text:style-name="P1">9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7"/>
          <table:table-cell table:style-name="Default">
            <draw:custom-shape draw:z-index="13" draw:name="Shape 14" draw:style-name="gr10" draw:text-style-name="P1" svg:width="3.7677in" svg:height="0.1917in" svg:x="0.0079in" svg:y="0.089in">
              <text:p text:style-name="P1">14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23"/>
          <table:table-cell table:number-columns-repeated="78"/>
          <table:table-cell table:style-name="ce7" table:number-columns-repeated="1627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style-name="Default" table:number-columns-repeated="7"/>
          <table:table-cell table:style-name="Default">
            <draw:custom-shape draw:z-index="4" draw:name="Shape 5" draw:style-name="gr11" draw:text-style-name="P1" svg:width="4.3189in" svg:height="0.1917in" svg:x="0.2618in" svg:y="0.0386in">
              <text:p text:style-name="P1">5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 table:number-columns-repeated="24"/>
          <table:table-cell table:number-columns-repeated="78"/>
          <table:table-cell table:style-name="ce7" table:number-columns-repeated="1627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7"/>
          <table:table-cell table:style-name="Default">
            <draw:custom-shape draw:z-index="9" draw:name="Shape 10" draw:style-name="gr12" draw:text-style-name="P1" svg:width="1.8878in" svg:height="0.1917in" svg:x="0.2449in" svg:y="0.163in">
              <text:p text:style-name="P1">10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6"/>
          <table:table-cell table:style-name="Default">
            <draw:custom-shape draw:z-index="11" draw:name="Shape 12" draw:style-name="gr8" draw:text-style-name="P1" svg:width="1.363in" svg:height="0.1917in" svg:x="0.2453in" svg:y="0.1587in">
              <text:p text:style-name="P1">12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17"/>
          <table:table-cell table:number-columns-repeated="78"/>
          <table:table-cell table:style-name="ce7" table:number-columns-repeated="1627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style-name="Default" table:number-columns-repeated="32"/>
          <table:table-cell table:number-columns-repeated="78"/>
          <table:table-cell table:style-name="ce7" table:number-columns-repeated="1627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6;111</text:p>
          </table:table-cell>
          <table:table-cell table:style-name="Default" table:number-columns-repeated="8"/>
          <table:table-cell table:style-name="ce9" table:number-columns-repeated="8"/>
          <table:table-cell table:style-name="Default" table:number-columns-repeated="16"/>
          <table:table-cell table:number-columns-repeated="78"/>
          <table:table-cell table:style-name="ce7" table:number-columns-repeated="1627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style-name="Default" table:number-columns-repeated="32"/>
          <table:table-cell table:number-columns-repeated="78"/>
          <table:table-cell table:style-name="ce7" table:number-columns-repeated="1627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2"/>
          <table:table-cell table:number-columns-repeated="78"/>
          <table:table-cell table:style-name="ce7" table:number-columns-repeated="1627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2"/>
          <table:table-cell table:number-columns-repeated="78"/>
          <table:table-cell table:style-name="ce7" table:number-columns-repeated="1627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table:style-name="Default" table:number-columns-repeated="32"/>
          <table:table-cell table:number-columns-repeated="78"/>
          <table:table-cell table:style-name="ce7" table:number-columns-repeated="1627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style-name="Default" table:number-columns-repeated="32"/>
          <table:table-cell table:number-columns-repeated="78"/>
          <table:table-cell table:style-name="ce7" table:number-columns-repeated="1627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1;114</text:p>
          </table:table-cell>
          <table:table-cell table:style-name="Default" table:number-columns-repeated="32"/>
          <table:table-cell table:number-columns-repeated="78"/>
          <table:table-cell table:style-name="ce7" table:number-columns-repeated="1627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32"/>
          <table:table-cell table:number-columns-repeated="78"/>
          <table:table-cell table:style-name="ce7" table:number-columns-repeated="16271"/>
        </table:table-row>
        <table:table-row table:style-name="ro2" table:number-rows-repeated="3">
          <table:table-cell table:number-columns-repeated="3"/>
          <table:table-cell table:style-name="Default" table:number-columns-repeated="32"/>
          <table:table-cell table:number-columns-repeated="78"/>
          <table:table-cell table:style-name="ce7" table:number-columns-repeated="16271"/>
        </table:table-row>
        <table:table-row table:style-name="ro2" table:number-rows-repeated="9">
          <table:table-cell table:number-columns-repeated="113"/>
          <table:table-cell table:style-name="ce7" table:number-columns-repeated="16271"/>
        </table:table-row>
        <table:table-row table:style-name="ro3" table:number-rows-repeated="1048548">
          <table:table-cell table:number-columns-repeated="113"/>
          <table:table-cell table:style-name="ce7" table:number-columns-repeated="16271"/>
        </table:table-row>
        <table:table-row table:style-name="ro3">
          <table:table-cell table:number-columns-repeated="113"/>
          <table:table-cell table:style-name="ce7" table:number-columns-repeated="16271"/>
        </table:table-row>
      </table:table>
      <table:named-expressions/>
      <table:database-ranges>
        <table:database-range table:name="__Anonymous_Sheet_DB__0" table:target-range-address="Лист1.A1:Лист1.AP1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HP</meta:initial-creator>
    <meta:creation-date>2022-07-26T06:42:39Z</meta:creation-date>
    <dc:date>2026-03-11T00:19:56.235944100</dc:date>
    <meta:editing-duration>PT1H14M2S</meta:editing-duration>
    <meta:editing-cycles>2</meta:editing-cycles>
    <meta:document-statistic meta:table-count="1" meta:cell-count="155" meta:object-count="14"/>
  </office:meta>
</office:document-meta>
</file>